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FlowHandlersConfig.PageFlowHandlersConfig( HandlerConfig [ ] actionForwardHandlers , HandlerConfig [ ] exceptionsHandler , HandlerConfig [ ] forwardRedirectHandler , HandlerConfig [ ] loginHandler , HandlerConfig [ ] storageHandler , HandlerConfig [ ] reloadableClass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geFlowHandlersConfig.getActionForwardHand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HandlersConfig.getStorageHand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HandlersConfig.getExceptionsHand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HandlersConfig.getReloadableClassHand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HandlersConfig.getForwardRedirectHand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HandlersConfig.getLoginHand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